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c61" officeooo:paragraph-rsid="000a1c61"/>
    </style:style>
    <style:style style:name="P2" style:family="paragraph" style:parent-style-name="Standard">
      <style:text-properties officeooo:rsid="000b0720" officeooo:paragraph-rsid="000b0720"/>
    </style:style>
    <style:style style:name="P3" style:family="paragraph" style:parent-style-name="Standard">
      <style:text-properties officeooo:rsid="000ccb5f" officeooo:paragraph-rsid="000ccb5f"/>
    </style:style>
    <style:style style:name="P4" style:family="paragraph" style:parent-style-name="Standard">
      <style:text-properties fo:font-variant="normal" fo:text-transform="none" fo:color="#383a42" style:font-name="Source Code Pro" fo:font-size="10.5pt" fo:letter-spacing="normal" fo:font-style="normal" fo:font-weight="normal" officeooo:rsid="000b0720" officeooo:paragraph-rsid="000b0720"/>
    </style:style>
    <style:style style:name="P5" style:family="paragraph" style:parent-style-name="Standard">
      <style:text-properties fo:font-variant="normal" fo:text-transform="none" fo:color="#383a42" style:font-name="Source Code Pro" fo:font-size="10.5pt" fo:letter-spacing="normal" fo:font-style="normal" fo:font-weight="normal" officeooo:rsid="0010d307" officeooo:paragraph-rsid="0010d307"/>
    </style:style>
    <style:style style:name="P6" style:family="paragraph" style:parent-style-name="Standard">
      <style:text-properties fo:font-variant="normal" fo:text-transform="none" fo:color="#383a42" style:font-name="Source Code Pro" fo:font-size="10.5pt" fo:letter-spacing="normal" fo:font-style="normal" fo:font-weight="normal" officeooo:rsid="00124aec" officeooo:paragraph-rsid="00124aec"/>
    </style:style>
    <style:style style:name="P7" style:family="paragraph" style:parent-style-name="Standard">
      <style:text-properties officeooo:paragraph-rsid="0013b92c"/>
    </style:style>
    <style:style style:name="P8" style:family="paragraph" style:parent-style-name="Standard">
      <style:text-properties fo:font-variant="normal" fo:text-transform="none" fo:color="#383a42" style:font-name="Source Code Pro" fo:font-size="10.5pt" fo:letter-spacing="normal" fo:font-style="normal" fo:font-weight="normal" officeooo:rsid="00124aec" officeooo:paragraph-rsid="00124aec"/>
    </style:style>
    <style:style style:name="T1" style:family="text">
      <style:text-properties officeooo:rsid="000d9423"/>
    </style:style>
    <style:style style:name="T2" style:family="text">
      <style:text-properties officeooo:rsid="000e3490"/>
    </style:style>
    <style:style style:name="T3" style:family="text">
      <style:text-properties fo:font-variant="normal" fo:text-transform="none" fo:color="#c18401" style:font-name="Source Code Pro" fo:font-size="10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83a42" style:font-name="Source Code Pro" fo:font-size="10.5pt" fo:letter-spacing="normal" fo:font-style="normal" fo:font-weight="normal"/>
    </style:style>
    <style:style style:name="T5" style:family="text">
      <style:text-properties fo:font-variant="normal" fo:text-transform="none" fo:color="#383a42" style:font-name="Source Code Pro" fo:font-size="10.5pt" fo:letter-spacing="normal" fo:font-style="normal" fo:font-weight="normal" officeooo:rsid="000e3490"/>
    </style:style>
    <style:style style:name="T6" style:family="text">
      <style:text-properties fo:font-variant="normal" fo:text-transform="none" fo:color="#383a42" fo:letter-spacing="normal"/>
    </style:style>
    <style:style style:name="T7" style:family="text">
      <style:text-properties officeooo:rsid="0013b92c"/>
    </style:style>
    <style:style style:name="T8" style:family="text">
      <style:text-properties officeooo:rsid="0016da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vscode命令</text:p>
      <text:p text:style-name="P1">copilot扩展有问题，现在打开窗口需要：ctrl+alt+i</text:p>
      <text:p text:style-name="P1"/>
      <text:p text:style-name="P1"/>
      <text:p text:style-name="P1"/>
      <text:p text:style-name="P1"/>
      <text:p text:style-name="P2">2.ubuntu命令</text:p>
      <text:p text:style-name="P3">su root 密码：908707</text:p>
      <text:p text:style-name="P3"><text:span text:style-name="T3">source</text:span><text:span text:style-name="T6"> </text:span><text:span text:style-name="T4">~/.bashrc</text:span><text:span text:style-name="T5"> 更新环境变量</text:span></text:p>
      <text:p text:style-name="P4">sudo g<text:span text:style-name="T1">edit</text:span> ~/.bashrc <text:s/>修改<text:span text:style-name="T2">bashrc <text:s/></text:span></text:p>
      <text:p text:style-name="P5">CUDA：已经安装了11.1</text:p>
      <text:p text:style-name="P4">export PATH=/usr/local/cuda-10.1/bin${PATH:+:${PATH}}</text:p>
      <text:p text:style-name="P4">export LD_LIBRARY_PATH=/usr/local/cuda-10.1/lib64\${LD_LIBRARY_PATH:+:${LD_LIBRARY_PATH}}</text:p>
      <text:p text:style-name="P6">在文件夹中按：ctrl+h 可以查看隐藏目录</text:p>
      <text:p text:style-name="P6">将截屏复制到剪贴板：sh<text:span text:style-name="T8">ift+ctrl+PrtSc</text:span></text:p>
      <text:p text:style-name="P2"/>
      <text:p text:style-name="P2"/>
      <text:p text:style-name="P2"/>
      <text:p text:style-name="P2"/>
      <text:p text:style-name="P2"/>
      <text:p text:style-name="P2">3.anaconda命令</text:p>
      <text:p text:style-name="P7"><text:span text:style-name="T7">安装bevformer时出现了一个环境pip问题：无论在哪个环境下pip，最后都会安装到open-mmlab环境中去，猜测是open-mmlab有问题，chatgpt给出的：</text:span>rm -rf /home/wzh/.local/bin/pip rm -rf /home/wzh/.local/lib/python3.7/site-packages/pip* 去除用户级别的安装暂时解决了问题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03T13:01:06.502844564</meta:creation-date>
    <dc:date>2024-11-06T20:04:40.943150305</dc:date>
    <meta:editing-duration>PT34M43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58" meta:character-count="532" meta:non-whitespace-character-count="513"/>
  </office:meta>
</office:document-meta>
</file>